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5.2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3.9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1cm" fo:min-width="1.5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8.6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66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text-properties style:font-name="Liberation Mono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xml:id="id1" draw:id="id1" draw:layer="layout" svg:width="5.4cm" svg:height="1.018cm" svg:x="0.9cm" svg:y="1.6cm">
            <draw:text-box>
              <text:p>Tabela de <text:span text:style-name="T1">G</text:span><text:span text:style-name="T1">r</text:span><text:span text:style-name="T1">a</text:span><text:span text:style-name="T1">p</text:span><text:span text:style-name="T1">h</text:span></text:p>
            </draw:text-box>
            <draw:glue-point draw:id="4" svg:x="-4.074cm" svg:y="5cm"/>
          </draw:frame>
          <draw:frame draw:style-name="gr2" draw:text-style-name="P1" xml:id="id2" draw:id="id2" draw:layer="layout" svg:width="5.709cm" svg:height="1.018cm" svg:x="2.2cm" svg:y="2.7cm">
            <draw:text-box>
              <text:p>Tabela de <text:span text:style-name="T1">Vert</text:span><text:span text:style-name="T1">ex</text:span></text:p>
            </draw:text-box>
            <draw:glue-point draw:id="4" svg:x="-4.123cm" svg:y="5cm"/>
          </draw:frame>
          <draw:frame draw:style-name="gr3" draw:text-style-name="P1" xml:id="id3" draw:id="id3" draw:layer="layout" svg:width="4.422cm" svg:height="1.018cm" svg:x="3.6cm" svg:y="3.9cm">
            <draw:text-box>
              <text:p>Lista de <text:span text:style-name="T1">Edge</text:span></text:p>
            </draw:text-box>
          </draw:frame>
          <draw:frame draw:style-name="gr4" draw:text-style-name="P3" xml:id="id4" draw:id="id4" draw:layer="layout" svg:width="2.026cm" svg:height="0.971cm" svg:x="1.001cm" svg:y="4.9cm">
            <draw:text-box>
              <text:p text:style-name="P2"><text:span text:style-name="T1">Heap</text:span></text:p>
            </draw:text-box>
            <draw:glue-point draw:id="4" svg:x="-3.03cm" svg:y="5.005cm"/>
          </draw:frame>
          <draw:frame draw:style-name="gr5" draw:text-style-name="P1" xml:id="id5" draw:id="id5" draw:layer="layout" svg:width="9.13cm" svg:height="0.962cm" svg:x="2.3cm" svg:y="6.2cm">
            <draw:text-box>
              <text:p>Tabela de elementos abstratos</text:p>
            </draw:text-box>
          </draw:frame>
          <draw:frame draw:style-name="gr6" draw:text-style-name="P1" xml:id="id6" draw:id="id6" draw:layer="layout" svg:width="6.166cm" svg:height="0.962cm" svg:x="2.3cm" svg:y="7.5cm">
            <draw:text-box>
              <text:p>Tabela de dispersão</text:p>
            </draw:text-box>
          </draw:frame>
          <draw:connector draw:style-name="gr7" draw:text-style-name="P4" draw:layer="layout" svg:x1="1.401cm" svg:y1="2.618cm" svg:x2="2.2cm" svg:y2="3.209cm" draw:start-shape="id1" draw:start-glue-point="4" draw:end-shape="id2" svg:d="M1401 2618v591h799" svg:viewBox="0 0 800 592">
            <text:p/>
          </draw:connector>
          <draw:connector draw:style-name="gr7" draw:text-style-name="P4" draw:layer="layout" svg:x1="2.701cm" svg:y1="3.718cm" svg:x2="3.6cm" svg:y2="4.409cm" draw:start-shape="id2" draw:start-glue-point="4" draw:end-shape="id3" draw:end-glue-point="3" svg:d="M2701 3718v691h899" svg:viewBox="0 0 900 692">
            <text:p/>
          </draw:connector>
          <draw:connector draw:style-name="gr7" draw:text-style-name="P4" draw:layer="layout" svg:x1="1.401cm" svg:y1="5.87cm" svg:x2="2.3cm" svg:y2="6.681cm" draw:start-shape="id4" draw:start-glue-point="4" draw:end-shape="id5" draw:end-glue-point="3" svg:d="M1401 5870v811h899" svg:viewBox="0 0 900 812">
            <text:p/>
          </draw:connector>
          <draw:connector draw:style-name="gr7" draw:text-style-name="P4" draw:layer="layout" svg:x1="1.401cm" svg:y1="5.87cm" svg:x2="2.3cm" svg:y2="7.981cm" draw:start-shape="id4" draw:start-glue-point="4" draw:end-shape="id6" draw:end-glue-point="3" svg:d="M1401 5870v2111h899" svg:viewBox="0 0 900 211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3:59:40.853344835</meta:creation-date>
    <dc:date>2016-12-13T00:20:03.509952233</dc:date>
    <meta:editing-duration>PT7M6S</meta:editing-duration>
    <meta:editing-cycles>4</meta:editing-cycles>
    <meta:generator>LibreOffice/5.2.3.3$Linux_X86_64 LibreOffice_project/20m0$Build-3</meta:generator>
    <meta:document-statistic meta:object-count="11"/>
  </office:meta>
</office:document-meta>
</file>